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2" style:parent-style-name="Normal" style:family="paragraph">
      <style:text-properties fo:font-style="italic" style:font-style-asian="italic" style:font-style-complex="italic" fo:language="pt" fo:country="PT"/>
    </style:style>
    <style:style style:name="P3" style:parent-style-name="Normal" style:family="paragraph">
      <style:text-properties fo:font-style="italic" style:font-style-asian="italic" style:font-style-complex="italic" fo:language="pt" fo:country="PT"/>
    </style:style>
    <style:style style:name="P4" style:parent-style-name="Normal" style:family="paragraph">
      <style:text-properties fo:language="pt" fo:country="PT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P6" style:parent-style-name="Normal" style:family="paragraph">
      <style:text-properties fo:language="pt" fo:country="PT"/>
    </style:style>
    <style:style style:name="P7" style:parent-style-name="Normal" style:family="paragraph">
      <style:text-properties fo:language="pt" fo:country="PT"/>
    </style:style>
    <style:style style:name="P8" style:parent-style-name="Normal" style:family="paragraph">
      <style:text-properties fo:language="pt" fo:country="PT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P10" style:parent-style-name="Normal" style:family="paragraph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P13" style:parent-style-name="Normal" style:family="paragraph">
      <style:text-properties fo:language="pt" fo:country="PT"/>
    </style:style>
    <style:style style:name="P14" style:parent-style-name="Normal" style:family="paragraph">
      <style:text-properties fo:language="pt" fo:country="PT"/>
    </style:style>
  </office:automatic-styles>
  <office:body>
    <office:text text:use-soft-page-breaks="true">
      <text:p text:style-name="P1">Relatório</text:p>
      <text:p text:style-name="P2">Mariama Kamara<text:s/></text:p>
      <text:p text:style-name="P3">32242</text:p>
      <text:p text:style-name="P4"/>
      <text:p text:style-name="P5">Observação:</text:p>
      <text:p text:style-name="P6">Foquei me na criação das estruturas de Stacks e Queues, pois sentia-me com mais dificuldades nelas e queria-me desafiar, não só a aprender a implementar Stacks e Queues, mas como<text:s/>também implementá-las<text:s/>utilizando Linked list. Também trabalhei na junção dos nossos códigos, fazendo alguns acréscimos<text:s/>e modificações. Implementei a verificação dos IDs, e ajudei na implementação de Quick Sort na função de buscarTarefaPorID.<text:s/></text:p>
      <text:p text:style-name="P7">Propus a ideia de trabalhamos<text:s/>individualmente<text:s/>em<text:s/>secções diferentes,<text:s/>porque confundo-me rapidamente quando tenho muitas linhas de código,<text:s/>optando assim por trabalhar<text:s/>por blocos/partes.</text:p>
      <text:p text:style-name="P8"/>
      <text:p text:style-name="P9">Apoios Utilizados:</text:p>
      <text:p text:style-name="P10">Usei principalmente os exercícios do professor ao longo do semestre.</text:p>
      <text:p text:style-name="P11">Usei o Chatgpt, Bing Ai, Gemini e AI Debugger, para a explicação de conceitos que estava a encontrar dificuldades em compreender, também os usei como debuggers e forma de pesquisa rápida.</text:p>
      <text:p text:style-name="Normal">Usei Reddit, Stack Overflow e GitHub.</text:p>
      <text:p text:style-name="Normal"/>
      <text:p text:style-name="P12">Autoavaliação: 14</text:p>
      <text:p text:style-name="P13">Procurei aprender a teoria e os conceitos antes de implementar o código no algoritmo. Procurei sempre as melhores formas de implementação e sempre testei o algoritmo por algumas falhas que possa<text:s/>existir<text:s/>por esquecimento<text:s/>ou por má implementação. Sinto que fiz um bom trabalho, mas podia ter submetido algo melhor se tivesse gerido melhor o<text:s/>meu<text:s/>tempo<text:s/>académico.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ne Cecilia</meta:initial-creator>
    <dc:creator>June Cecilia</dc:creator>
    <meta:creation-date>2024-06-14T19:42:00Z</meta:creation-date>
    <dc:date>2024-06-16T21:39:00Z</dc:date>
    <meta:template xlink:href="Normal" xlink:type="simple"/>
    <meta:editing-cycles>4</meta:editing-cycles>
    <meta:editing-duration>PT78240S</meta:editing-duration>
    <meta:document-statistic meta:page-count="1" meta:paragraph-count="2" meta:word-count="201" meta:character-count="1345" meta:row-count="9" meta:non-whitespace-character-count="1146"/>
  </office:meta>
</office:document-meta>
</file>